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opacity="8%" draw:textarea-vertical-align="middle" draw:shadow-opacity="8%"/>
    </style:style>
    <style:style style:name="gr2" style:family="graphic" style:parent-style-name="standard">
      <style:graphic-properties svg:stroke-color="#3465a4" draw:marker-end="Symmetric_20_Arrow" draw:fill="solid" draw:fill-color="#729fcf" draw:opacity="8%" draw:textarea-vertical-align="middle" draw:shadow-opacity="8%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svg:stroke-color="#000000" draw:marker-start="" draw:marker-start-width="0.305cm" draw:marker-end="Circle" draw:marker-end-width="0.3cm" draw:fill="none" draw:textarea-vertical-align="middle"/>
    </style:style>
    <style:style style:name="gr5" style:family="graphic" style:parent-style-name="objectwithoutfill">
      <style:graphic-properties svg:stroke-width="0.102cm" svg:stroke-color="#000000" draw:marker-start="Symmetric_20_Arrow" draw:marker-start-width="0.457cm" draw:marker-end="Symmetric_20_Arrow" draw:marker-end-width="0.457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color="#000000" draw:marker-end="Circle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082cm" fo:min-width="0.471cm"/>
      <style:paragraph-properties style:writing-mode="tb-rl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1cm" fo:min-width="1.175cm"/>
    </style:style>
    <style:style style:name="gr9" style:family="graphic" style:parent-style-name="objectwithoutfill">
      <style:graphic-properties svg:stroke-width="0.102cm" svg:stroke-color="#000000" draw:marker-start-width="0.509cm" draw:marker-end="Symmetric_20_Arrow" draw:marker-end-width="0.457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stroke="dash" draw:stroke-dash="Dashed_20__28_var_29_" svg:stroke-color="#000000" draw:marker-end="Symmetric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192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2.22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3.681cm"/>
    </style:style>
    <style:style style:name="gr14" style:family="graphic" style:parent-style-name="standard">
      <style:graphic-properties svg:stroke-width="0.051cm" svg:stroke-color="#ff6600" draw:marker-start-width="0.355cm" draw:marker-end-width="0.355cm" draw:fill="solid" draw:fill-color="#729fcf" draw:opacity="15%" draw:textarea-horizontal-align="justify" draw:textarea-vertical-align="middle" draw:auto-grow-height="false" fo:min-height="0.519cm" fo:min-width="3.146cm" fo:padding-top="0.15cm" fo:padding-bottom="0.15cm" fo:padding-left="0.275cm" fo:padding-right="0.275cm" draw:shadow-opacity="15%"/>
    </style:style>
    <style:style style:name="gr15" style:family="graphic" style:parent-style-name="standard">
      <style:graphic-properties svg:stroke-width="0.051cm" svg:stroke-color="#ff6600" draw:marker-start-width="0.355cm" draw:marker-end-width="0.355cm" draw:fill="solid" draw:fill-color="#729fcf" draw:opacity="15%" draw:textarea-horizontal-align="justify" draw:textarea-vertical-align="middle" draw:auto-grow-height="false" fo:min-height="0.519cm" fo:min-width="2.054cm" fo:padding-top="0.15cm" fo:padding-bottom="0.15cm" fo:padding-left="0.275cm" fo:padding-right="0.275cm" draw:shadow-opacity="15%"/>
    </style:style>
    <style:style style:name="gr16" style:family="graphic" style:parent-style-name="objectwithoutfill">
      <style:graphic-properties draw:stroke="dash" draw:stroke-dash="Dashed_20__28_var_29_" svg:stroke-width="0.051cm" svg:stroke-color="#0000ff" draw:marker-start="" draw:marker-start-width="0.457cm" draw:marker-end="Arrow" draw:marker-end-width="0.30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Dashed_20__28_var_29_" svg:stroke-width="0.051cm" svg:stroke-color="#0000ff" draw:marker-start="Arrow" draw:marker-start-width="0.305cm" draw:marker-end="" draw:marker-end-width="0.457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ff" draw:fill="none" draw:fill-color="#ffffff" draw:textarea-horizontal-align="right" draw:textarea-vertical-align="top" draw:auto-grow-height="false" draw:auto-grow-width="true" fo:min-height="5.107cm" fo:min-width="0.433cm"/>
      <style:paragraph-properties style:writing-mode="tb-rl"/>
    </style:style>
    <style:style style:name="gr19" style:family="graphic" style:parent-style-name="objectwithoutfill">
      <style:graphic-properties draw:stroke="dash" draw:stroke-dash="Dashed_20__28_var_29_" svg:stroke-width="0.051cm" svg:stroke-color="#0000ff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Dashed_20__28_var_29_" svg:stroke-width="0.051cm" svg:stroke-color="#ff0000" draw:marker-start-width="0.356cm" draw:marker-end="Symmetric_20_Arrow" draw:marker-end-width="0.356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dash" draw:stroke-dash="Dashed_20__28_var_29_" svg:stroke-width="0.051cm" svg:stroke-color="#0000ff" draw:marker-start="Symmetric_20_Arrow" draw:marker-start-width="0.305cm" draw:marker-end="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00ff00" draw:opacity="8%"/>
      <style:paragraph-properties fo:text-align="center"/>
    </style:style>
    <style:style style:name="P2" style:family="paragraph">
      <loext:graphic-properties draw:fill="solid" draw:fill-color="#729fcf" draw:opacity="8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solid" draw:fill-color="#729fcf" draw:opacity="15%"/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 draw:fill-color="#ffffff"/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="none" draw:fill-color="#ffffff"/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T4" style:family="text"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T5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ff00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494cm" svg:height="11.147cm" svg:x="2.916cm" svg:y="13.38cm">
          <text:p/>
        </draw:rect>
        <draw:rect draw:style-name="gr2" draw:text-style-name="P2" draw:layer="layout" svg:width="15.494cm" svg:height="10.311cm" svg:x="2.916cm" svg:y="2.9cm">
          <text:p/>
        </draw:rect>
        <draw:rect draw:style-name="gr3" draw:text-style-name="P4" xml:id="id1" draw:id="id1" draw:layer="layout" svg:width="2.933cm" svg:height="0.794cm" svg:x="4.44cm" svg:y="6.678cm">
          <text:p text:style-name="P3"><text:span text:style-name="T1">PktHandler</text:span></text:p>
        </draw:rect>
        <draw:ellipse draw:style-name="gr3" draw:text-style-name="P4" xml:id="id3" draw:id="id3" draw:layer="layout" svg:width="3.181cm" svg:height="2.365cm" svg:x="9.006cm" svg:y="3.456cm">
          <text:p text:style-name="P3"><text:span text:style-name="T1">Globals</text:span></text:p>
          <text:p text:style-name="P3"><text:span text:style-name="T1">(Settings5)</text:span></text:p>
        </draw:ellipse>
        <draw:connector draw:style-name="gr4" draw:text-style-name="P5" draw:layer="layout" draw:type="line" svg:x1="5.906cm" svg:y1="7.472cm" svg:x2="5.896cm" svg:y2="10.52cm" draw:start-shape="id1" draw:start-glue-point="2" draw:end-shape="id2" draw:end-glue-point="0" svg:d="M5906 7472l-10 3048" svg:viewBox="0 0 11 3049">
          <text:p/>
        </draw:connector>
        <draw:connector draw:style-name="gr5" draw:text-style-name="P5" xml:id="id11" draw:id="id11" draw:layer="layout" svg:x1="5.906cm" svg:y1="6.678cm" svg:x2="9.006cm" svg:y2="4.638cm" draw:start-shape="id1" draw:start-glue-point="0" draw:end-shape="id3" draw:end-glue-point="3" svg:d="M5906 6678v-2040h3100" svg:viewBox="0 0 3101 2041">
          <text:p/>
        </draw:connector>
        <draw:connector draw:style-name="gr6" draw:text-style-name="P5" draw:layer="layout" svg:x1="13.831cm" svg:y1="11.194cm" svg:x2="7.869cm" svg:y2="11.191cm" draw:start-shape="id4" draw:start-glue-point="3" draw:end-shape="id2" draw:end-glue-point="1" svg:d="M13831 11194h-2981v-3h-2981" svg:viewBox="0 0 5963 4">
          <text:p/>
        </draw:connector>
        <draw:rect draw:style-name="gr3" draw:text-style-name="P4" xml:id="id5" draw:id="id5" draw:layer="layout" svg:width="2.134cm" svg:height="0.889cm" svg:x="12.138cm" svg:y="13.822cm">
          <text:p text:style-name="P3"><text:span text:style-name="T1">PktRadio</text:span></text:p>
        </draw:rect>
        <draw:rect draw:style-name="gr3" draw:text-style-name="P4" xml:id="id6" draw:id="id6" draw:layer="layout" svg:width="2.279cm" svg:height="0.929cm" svg:x="15.667cm" svg:y="13.703cm">
          <text:p text:style-name="P3"><text:span text:style-name="T1">OOKRadio</text:span></text:p>
        </draw:rect>
        <draw:rect draw:style-name="gr3" draw:text-style-name="P4" xml:id="id7" draw:id="id7" draw:layer="layout" svg:width="1.403cm" svg:height="0.709cm" svg:x="14.24cm" svg:y="16.378cm">
          <text:p text:style-name="P3"><text:span text:style-name="T1">Pogo</text:span></text:p>
        </draw:rect>
        <draw:rect draw:style-name="gr3" draw:text-style-name="P4" xml:id="id4" draw:id="id4" draw:layer="layout" svg:width="2.039cm" svg:height="0.886cm" svg:x="13.831cm" svg:y="10.751cm">
          <text:p text:style-name="P3"><text:span text:style-name="T1">ComPort</text:span></text:p>
          <text:p text:style-name="P3"><text:span text:style-name="T1">(uno)</text:span></text:p>
        </draw:rect>
        <draw:connector draw:style-name="gr6" draw:text-style-name="P5" draw:layer="layout" draw:type="line" svg:x1="14.85cm" svg:y1="11.637cm" svg:x2="13.205cm" svg:y2="13.822cm" draw:start-shape="id4" draw:start-glue-point="2" draw:end-shape="id5" draw:end-glue-point="0" svg:d="M14850 11637l-1645 2185" svg:viewBox="0 0 1646 2186">
          <text:p/>
        </draw:connector>
        <draw:connector draw:style-name="gr6" draw:text-style-name="P5" draw:layer="layout" draw:type="line" svg:x1="14.85cm" svg:y1="11.637cm" svg:x2="16.806cm" svg:y2="13.703cm" draw:start-shape="id4" draw:start-glue-point="2" draw:end-shape="id6" draw:end-glue-point="0" svg:d="M14850 11637l1956 2066" svg:viewBox="0 0 1957 2067">
          <text:p/>
        </draw:connector>
        <draw:connector draw:style-name="gr6" draw:text-style-name="P5" draw:layer="layout" svg:x1="13.205cm" svg:y1="14.711cm" svg:x2="14.24cm" svg:y2="16.732cm" draw:start-shape="id5" draw:start-glue-point="2" draw:end-shape="id7" draw:end-glue-point="3" svg:d="M13205 14711v2021h1035" svg:viewBox="0 0 1036 2022">
          <text:p/>
        </draw:connector>
        <draw:connector draw:style-name="gr6" draw:text-style-name="P5" draw:layer="layout" svg:x1="16.806cm" svg:y1="14.632cm" svg:x2="15.643cm" svg:y2="16.732cm" draw:start-shape="id6" draw:start-glue-point="2" draw:end-shape="id7" draw:end-glue-point="1" svg:d="M16806 14632v2100h-1163" svg:viewBox="0 0 1164 2101">
          <text:p/>
        </draw:connector>
        <draw:g>
          <draw:rect draw:style-name="gr3" draw:text-style-name="P4" xml:id="id2" draw:id="id2" draw:layer="layout" svg:width="3.945cm" svg:height="1.342cm" svg:x="3.924cm" svg:y="10.52cm">
            <text:p text:style-name="P3"><text:span text:style-name="T1">NaaradTopics2</text:span></text:p>
          </draw:rect>
          <draw:frame draw:style-name="gr7" draw:text-style-name="P7" draw:layer="layout" svg:width="0.971cm" svg:height="1.332cm" draw:transform="rotate (1.5707963267949) translate (6.672cm 12.108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3.924cm" svg:y="9.865cm">
            <draw:text-box>
              <text:p><text:span text:style-name="T2">Thread</text:span></text:p>
            </draw:text-box>
          </draw:frame>
        </draw:g>
        <draw:rect draw:style-name="gr3" draw:text-style-name="P4" xml:id="id8" draw:id="id8" draw:layer="layout" svg:width="2.407cm" svg:height="0.781cm" svg:x="5.539cm" svg:y="23.122cm">
          <text:p text:style-name="P3"><text:span text:style-name="T1">mySocket</text:span></text:p>
        </draw:rect>
        <draw:g xml:id="id12" draw:id="id12">
          <draw:rect draw:style-name="gr3" draw:text-style-name="P4" xml:id="id10" draw:id="id10" draw:layer="layout" svg:width="4.457cm" svg:height="1.328cm" svg:x="4.566cm" svg:y="17.183cm">
            <text:p text:style-name="P3"><text:span text:style-name="T1">mClientThread</text:span></text:p>
          </draw:rect>
          <draw:frame draw:style-name="gr7" draw:text-style-name="P7" draw:layer="layout" svg:width="0.971cm" svg:height="1.332cm" draw:transform="rotate (1.5707963267949) translate (7.557cm 18.703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4.566cm" svg:y="16.551cm">
            <draw:text-box>
              <text:p><text:span text:style-name="T2">Thread</text:span></text:p>
            </draw:text-box>
          </draw:frame>
        </draw:g>
        <draw:ellipse draw:style-name="gr3" draw:text-style-name="P4" xml:id="id9" draw:id="id9" draw:layer="layout" svg:width="2.621cm" svg:height="1.069cm" svg:x="5.464cm" svg:y="20.32cm">
          <text:p text:style-name="P3"><text:span text:style-name="T1">User </text:span></text:p>
          <text:p text:style-name="P3"><text:span text:style-name="T1">Socket</text:span></text:p>
        </draw:ellipse>
        <draw:connector draw:style-name="gr9" draw:text-style-name="P5" draw:layer="layout" draw:type="line" svg:x1="2.445cm" svg:y1="23.491cm" svg:x2="5.539cm" svg:y2="23.512cm" draw:end-shape="id8" draw:end-glue-point="3" svg:d="M2445 23491l3094 21" svg:viewBox="0 0 3095 22">
          <text:p/>
        </draw:connector>
        <draw:connector draw:style-name="gr5" draw:text-style-name="P5" draw:layer="layout" draw:type="line" svg:x1="5.464cm" svg:y1="20.854cm" svg:x2="2.358cm" svg:y2="20.912cm" draw:start-shape="id9" draw:start-glue-point="3" svg:d="M5464 20854l-3106 58" svg:viewBox="0 0 3107 59">
          <text:p/>
        </draw:connector>
        <draw:connector draw:style-name="gr10" draw:text-style-name="P5" draw:layer="layout" draw:type="line" svg:x1="6.742cm" svg:y1="23.122cm" svg:x2="6.774cm" svg:y2="21.389cm" draw:start-shape="id8" draw:start-glue-point="0" draw:end-shape="id9" draw:end-glue-point="2" svg:d="M6742 23122l32-1733" svg:viewBox="0 0 33 1734">
          <text:p/>
        </draw:connector>
        <draw:connector draw:style-name="gr4" draw:text-style-name="P5" draw:layer="layout" draw:type="line" svg:x1="13.831cm" svg:y1="11.194cm" svg:x2="6.794cm" svg:y2="17.183cm" draw:start-shape="id4" draw:start-glue-point="3" draw:end-shape="id10" draw:end-glue-point="0" svg:d="M13831 11194l-7037 5989" svg:viewBox="0 0 7038 5990">
          <text:p/>
        </draw:connector>
        <draw:connector draw:style-name="gr6" draw:text-style-name="P5" draw:layer="layout" svg:x1="14.941cm" svg:y1="17.087cm" svg:x2="9.023cm" svg:y2="17.847cm" draw:start-shape="id7" draw:start-glue-point="2" draw:end-shape="id10" draw:end-glue-point="1" svg:d="M14941 17087v760h-5918" svg:viewBox="0 0 5919 761">
          <text:p/>
        </draw:connector>
        <draw:frame draw:style-name="gr11" draw:text-style-name="P8" draw:layer="layout" svg:width="1.692cm" svg:height="1.031cm" svg:x="2.875cm" svg:y="23.496cm">
          <draw:text-box>
            <text:p><text:span text:style-name="T2">Naarad</text:span></text:p>
            <text:p><text:span text:style-name="T2">Socket</text:span></text:p>
          </draw:text-box>
        </draw:frame>
        <draw:connector draw:style-name="gr9" draw:text-style-name="P5" draw:layer="layout" draw:line-skew="-0.756cm" svg:x1="5.906cm" svg:y1="4.638cm" svg:x2="4.566cm" svg:y2="17.847cm" draw:start-shape="id11" draw:start-glue-point="0" draw:end-shape="id10" draw:end-glue-point="3" svg:d="M5906 4638h-2597v13209h1257" svg:viewBox="0 0 2598 13210">
          <text:p/>
        </draw:connector>
        <draw:connector draw:style-name="gr5" draw:text-style-name="P5" draw:layer="layout" draw:type="line" svg:x1="15.87cm" svg:y1="11.194cm" svg:x2="19.199cm" svg:y2="11.152cm" draw:start-shape="id4" draw:start-glue-point="1" svg:d="M15870 11194l3329-42" svg:viewBox="0 0 3330 43">
          <text:p/>
        </draw:connector>
        <draw:frame draw:style-name="gr12" draw:text-style-name="P9" draw:layer="layout" svg:width="2.72cm" svg:height="1.194cm" svg:x="15.625cm" svg:y="3.003cm">
          <draw:text-box>
            <text:p><text:span text:style-name="T3">H/W server</text:span></text:p>
            <text:p><text:span text:style-name="T3">thread</text:span></text:p>
          </draw:text-box>
        </draw:frame>
        <draw:frame draw:style-name="gr13" draw:text-style-name="P10" draw:layer="layout" svg:width="4.181cm" svg:height="1.194cm" svg:x="14.171cm" svg:y="23.372cm">
          <draw:text-box>
            <text:p><text:span text:style-name="T4">Socket interaction</text:span></text:p>
            <text:p><text:span text:style-name="T4">thread</text:span></text:p>
          </draw:text-box>
        </draw:frame>
        <draw:custom-shape draw:style-name="gr14" draw:text-style-name="P12" draw:layer="layout" svg:width="3.696cm" svg:height="0.819cm" draw:transform="rotate (1.5707963267949) translate (1.504cm 23.963cm)">
          <text:p text:style-name="P11"><text:span text:style-name="T1">External 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2.604cm" svg:height="0.819cm" draw:transform="rotate (-1.5707963267949) translate (20.03cm 9.867cm)">
          <text:p text:style-name="P11"><text:span text:style-name="T1">Ardu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5" draw:layer="layout" draw:type="curve" draw:line-skew="0.539cm" svg:x1="6.794cm" svg:y1="16.551cm" svg:x2="10.596cm" svg:y2="5.821cm" draw:start-shape="id12" draw:end-shape="id3" draw:end-glue-point="2" svg:d="M6794 16551c0-7239 3802-1874 3802-10730" svg:viewBox="0 0 3803 10731">
          <text:p/>
        </draw:connector>
        <draw:connector draw:style-name="gr17" draw:text-style-name="P5" draw:layer="layout" draw:type="curve" svg:x1="9.023cm" svg:y1="17.627cm" svg:x2="10.596cm" svg:y2="5.821cm" draw:start-shape="id12" draw:start-glue-point="1" draw:end-shape="id3" draw:end-glue-point="2" svg:d="M9023 17627c1049 0 1573-3935 1573-11806" svg:viewBox="0 0 1574 11807">
          <text:p/>
        </draw:connector>
        <draw:frame draw:style-name="gr18" draw:text-style-name="P14" draw:layer="layout" svg:width="0.933cm" svg:height="3.807cm" draw:transform="rotate (2.94960643587042) translate (7.494cm 16.347cm)">
          <draw:text-box>
            <text:p text:style-name="P13"><text:span text:style-name="T5">register/unregister</text:span></text:p>
          </draw:text-box>
        </draw:frame>
        <draw:frame draw:style-name="gr18" draw:text-style-name="P14" draw:layer="layout" svg:width="0.933cm" svg:height="2.767cm" draw:transform="rotate (2.94960643587042) translate (10.53cm 17.046cm)">
          <draw:text-box>
            <text:p text:style-name="P13"><text:span text:style-name="T5">Data/packets</text:span></text:p>
          </draw:text-box>
        </draw:frame>
        <draw:connector draw:style-name="gr17" draw:text-style-name="P5" draw:layer="layout" draw:type="curve" draw:line-skew="-0.221cm" svg:x1="4.566cm" svg:y1="17.627cm" svg:x2="4.44cm" svg:y2="7.075cm" draw:start-shape="id12" draw:end-shape="id1" draw:end-glue-point="3" svg:d="M4566 17627c-1272 0-1209-10552-126-10552" svg:viewBox="0 0 947 10553">
          <text:p/>
        </draw:connector>
        <draw:frame draw:style-name="gr18" draw:text-style-name="P14" draw:layer="layout" svg:width="0.933cm" svg:height="3.318cm" draw:transform="rotate (-3.0150562828202) translate (4.677cm 16.462cm)">
          <draw:text-box>
            <text:p text:style-name="P13"><text:span text:style-name="T5">Pkt notification</text:span></text:p>
          </draw:text-box>
        </draw:frame>
        <draw:line draw:style-name="gr19" draw:text-style-name="P5" draw:layer="layout" svg:x1="9.786cm" svg:y1="18.202cm" svg:x2="14.104cm" svg:y2="18.202cm">
          <text:p/>
        </draw:line>
        <draw:frame draw:style-name="gr18" draw:text-style-name="P14" draw:layer="layout" svg:width="0.933cm" svg:height="2.373cm" draw:transform="rotate (1.56014981835773) translate (10.188cm 18.882cm)">
          <draw:text-box>
            <text:p text:style-name="P13"><text:span text:style-name="T5">Commands</text:span></text:p>
          </draw:text-box>
        </draw:frame>
        <draw:polyline draw:style-name="gr20" draw:text-style-name="P5" draw:layer="layout" svg:width="6.872cm" svg:height="5.6cm" draw:transform="rotate (3.13548400120781) translate (13.831cm 10.751cm)" svg:viewBox="0 0 6873 5601" draw:points="0,0 6839,0 6873,5588 4714,5601">
          <text:p/>
        </draw:polyline>
        <draw:frame draw:style-name="gr18" draw:text-style-name="P16" draw:layer="layout" svg:width="0.933cm" svg:height="2.512cm" draw:transform="rotate (1.56014981835773) translate (10.824cm 10.968cm)">
          <draw:text-box>
            <text:p text:style-name="P15"><text:span text:style-name="T6">Sensor Pkts</text:span></text:p>
          </draw:text-box>
        </draw:frame>
        <draw:line draw:style-name="gr19" draw:text-style-name="P5" draw:layer="layout" svg:x1="6.23cm" svg:y1="20.32cm" svg:x2="6.23cm" svg:y2="18.511cm">
          <text:p/>
        </draw:line>
        <draw:line draw:style-name="gr21" draw:text-style-name="P5" draw:layer="layout" svg:x1="7.33cm" svg:y1="20.361cm" svg:x2="7.33cm" svg:y2="18.512cm">
          <text:p/>
        </draw:line>
        <draw:frame draw:style-name="gr18" draw:text-style-name="P14" draw:layer="layout" svg:width="0.933cm" svg:height="1.116cm" svg:x="5.583cm" svg:y="18.968cm">
          <draw:text-box>
            <text:p text:style-name="P13"><text:span text:style-name="T5">Cmd</text:span></text:p>
          </draw:text-box>
        </draw:frame>
        <draw:frame draw:style-name="gr18" draw:text-style-name="P14" draw:layer="layout" svg:width="0.933cm" svg:height="1.116cm" svg:x="7.083cm" svg:y="18.868cm">
          <draw:text-box>
            <text:p text:style-name="P13"><text:span text:style-name="T5">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34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jay Bhatnagar</meta:initial-creator>
    <meta:creation-date>2019-02-04T20:45:12.859775351</meta:creation-date>
    <dc:date>2019-02-19T11:04:17.179171444</dc:date>
    <meta:editing-duration>PT2H37M33S</meta:editing-duration>
    <meta:editing-cycles>75</meta:editing-cycles>
    <meta:generator>LibreOffice/5.3.6.1$Linux_X86_64 LibreOffice_project/30$Build-1</meta:generator>
    <meta:document-statistic meta:object-count="51"/>
  </office:meta>
</office:document-meta>
</file>